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Lucidasans1" svg:font-family="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5014in" table:align="left" style:writing-mode="lr-tb"/>
    </style:style>
    <style:style style:name="Table1.A" style:family="table-column">
      <style:table-column-properties style:column-width="1.25in"/>
    </style:style>
    <style:style style:name="Table1.B" style:family="table-column">
      <style:table-column-properties style:column-width="3.016in"/>
    </style:style>
    <style:style style:name="Table1.C" style:family="table-column">
      <style:table-column-properties style:column-width="3.235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C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2" style:family="table">
      <style:table-properties style:width="7.5014in" table:align="left" style:writing-mode="lr-tb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6.001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2.B1" style:family="table-cell">
      <style:table-cell-properties style:vertical-align="top" fo:padding="0.0382in" fo:border="0.1pt solid #000000" style:writing-mode="lr-tb"/>
    </style:style>
    <style:style style:name="Table2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2.B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3" style:family="table">
      <style:table-properties style:width="7.5014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2.75in"/>
    </style:style>
    <style:style style:name="Table3.C" style:family="table-column">
      <style:table-column-properties style:column-width="3.188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3.C1" style:family="table-cell">
      <style:table-cell-properties style:vertical-align="top" fo:padding="0.0382in" fo:border="0.1pt solid #000000" style:writing-mode="lr-tb"/>
    </style:style>
    <style:style style:name="Table3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3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Table4" style:family="table">
      <style:table-properties style:width="7.5014in" table:align="left" style:writing-mode="lr-tb"/>
    </style:style>
    <style:style style:name="Table4.A" style:family="table-column">
      <style:table-column-properties style:column-width="2.5in"/>
    </style:style>
    <style:style style:name="Table4.B" style:family="table-column">
      <style:table-column-properties style:column-width="2.4375in"/>
    </style:style>
    <style:style style:name="Table4.C" style:family="table-column">
      <style:table-column-properties style:column-width="2.5639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4.C1" style:family="table-cell">
      <style:table-cell-properties style:vertical-align="top" fo:padding="0.0382in" fo:border="0.1pt solid #000000" style:writing-mode="lr-tb"/>
    </style:style>
    <style:style style:name="Table4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4.C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  <style:text-properties style:use-window-font-color="true" fo:font-size="12pt" fo:language="en" fo:country="US" fo:font-weight="normal" style:font-name-asian="Times New Roman" style:font-size-asian="12pt" style:language-asian="zxx" style:country-asian="none" style:font-weight-asian="normal" style:font-name-complex="Times New Roman" style:font-size-complex="10pt" style:language-complex="zxx" style:country-complex="none" style:font-weight-complex="normal"/>
    </style:style>
    <style:style style:name="P3" style:family="paragraph" style:parent-style-name="Text_20_body">
      <style:paragraph-properties fo:margin-top="0in" fo:margin-bottom="0in" loext:contextual-spacing="false"/>
    </style:style>
    <style:style style:name="P4" style:family="paragraph" style:parent-style-name="Text_20_body">
      <style:paragraph-properties fo:margin-top="0in" fo:margin-bottom="0in" loext:contextual-spacing="false"/>
      <style:text-properties style:font-name-asian="Times New Roman" style:font-name-complex="Times New Roman"/>
    </style:style>
    <style:style style:name="P5" style:family="paragraph" style:parent-style-name="Text_20_body">
      <style:paragraph-properties fo:margin-top="0in" fo:margin-bottom="0in" loext:contextual-spacing="false"/>
      <style:text-properties style:use-window-font-color="true" fo:font-size="10pt" fo:language="en" fo:country="US" fo:font-weight="normal" style:font-name-asian="Bitstream Vera Sans" style:font-size-asian="10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P6" style:family="paragraph" style:parent-style-name="Text_20_body">
      <style:paragraph-properties fo:margin-top="0in" fo:margin-bottom="0in" loext:contextual-spacing="false"/>
      <style:text-properties style:use-window-font-color="true" fo:font-size="12pt" fo:language="en" fo:country="US" fo:font-weight="normal" style:font-name-asian="Bitstream Vera Sans" style:font-size-asian="12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156e25" officeooo:paragraph-rsid="00156e25"/>
    </style:style>
    <style:style style:name="P8" style:family="paragraph" style:parent-style-name="Text_20_body">
      <style:paragraph-properties fo:margin-top="0in" fo:margin-bottom="0in" loext:contextual-spacing="false"/>
      <style:text-properties officeooo:rsid="001726eb" officeooo:paragraph-rsid="001726eb"/>
    </style:style>
    <style:style style:name="P9" style:family="paragraph" style:parent-style-name="Text_20_body">
      <style:paragraph-properties fo:margin-top="0in" fo:margin-bottom="0in" loext:contextual-spacing="false"/>
      <style:text-properties fo:font-weight="normal" style:font-weight-asian="normal" style:font-weight-complex="normal"/>
    </style:style>
    <style:style style:name="P10" style:family="paragraph" style:parent-style-name="Text_20_body">
      <style:paragraph-properties fo:margin-top="0in" fo:margin-bottom="0in" loext:contextual-spacing="false"/>
      <style:text-properties officeooo:rsid="0019d947" officeooo:paragraph-rsid="0019d947"/>
    </style:style>
    <style:style style:name="P11" style:family="paragraph" style:parent-style-name="Text_20_body">
      <style:paragraph-properties fo:margin-top="0in" fo:margin-bottom="0in" loext:contextual-spacing="false"/>
      <style:text-properties officeooo:rsid="001a4afd" officeooo:paragraph-rsid="001a4afd"/>
    </style:style>
    <style:style style:name="P12" style:family="paragraph" style:parent-style-name="Text_20_body">
      <style:paragraph-properties fo:margin-top="0in" fo:margin-bottom="0in" loext:contextual-spacing="false" fo:break-before="page"/>
    </style:style>
    <style:style style:name="P13" style:family="paragraph" style:parent-style-name="Table_20_Contents">
      <style:paragraph-properties fo:margin-top="0in" fo:margin-bottom="0.0835in" loext:contextual-spacing="false"/>
    </style:style>
    <style:style style:name="P14" style:family="paragraph" style:parent-style-name="Table_20_Contents">
      <style:paragraph-properties fo:margin-top="0in" fo:margin-bottom="0.0835in" loext:contextual-spacing="false"/>
      <style:text-properties fo:font-style="italic" style:font-style-asian="italic" style:font-style-complex="italic"/>
    </style:style>
    <style:style style:name="P15" style:family="paragraph" style:parent-style-name="Table_20_Contents">
      <style:paragraph-properties fo:margin-top="0in" fo:margin-bottom="0.0835in" loext:contextual-spacing="false"/>
      <style:text-properties style:text-underline-style="none"/>
    </style:style>
    <style:style style:name="P16" style:family="paragraph" style:parent-style-name="Table_20_Contents">
      <style:paragraph-properties fo:margin-top="0in" fo:margin-bottom="0.0835in" loext:contextual-spacing="false" style:snap-to-layout-grid="false"/>
      <style:text-properties officeooo:rsid="001a4afd" officeooo:paragraph-rsid="001a4afd"/>
    </style:style>
    <style:style style:name="P17" style:family="paragraph" style:parent-style-name="Table_20_Contents">
      <style:paragraph-properties fo:margin-top="0in" fo:margin-bottom="0.0835in" loext:contextual-spacing="false" text:number-lines="false" text:line-number="0" style:snap-to-layout-grid="false"/>
    </style:style>
    <style:style style:name="P18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33d10" officeooo:paragraph-rsid="00133d10"/>
    </style:style>
    <style:style style:name="P19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46e68" officeooo:paragraph-rsid="00146e68"/>
    </style:style>
    <style:style style:name="P20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4b7db" officeooo:paragraph-rsid="0014b7db"/>
    </style:style>
    <style:style style:name="P21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9d947" officeooo:paragraph-rsid="0019d947"/>
    </style:style>
    <style:style style:name="P22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style:text-underline-style="none" officeooo:paragraph-rsid="0019d947"/>
    </style:style>
    <style:style style:name="P23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a4afd" officeooo:paragraph-rsid="001a4afd"/>
    </style:style>
    <style:style style:name="P24" style:family="paragraph" style:parent-style-name="Table_20_Contents">
      <style:paragraph-properties fo:margin-top="0in" fo:margin-bottom="0.0835in" loext:contextual-spacing="false" text:number-lines="false" text:line-number="0" style:snap-to-layout-grid="false"/>
      <style:text-properties officeooo:rsid="001bd533" officeooo:paragraph-rsid="001bd533"/>
    </style:style>
    <style:style style:name="P25" style:family="paragraph" style:parent-style-name="Heading_20_1" style:master-page-name="Standard">
      <style:paragraph-properties fo:margin-top="0.1665in" fo:margin-bottom="0.1965in" loext:contextual-spacing="false" fo:text-align="center" style:justify-single-word="false" style:page-number="auto">
        <style:tab-stops>
          <style:tab-stop style:position="0in"/>
        </style:tab-stops>
      </style:paragraph-properties>
      <style:text-properties style:use-window-font-color="true" fo:font-size="24pt" fo:language="en" fo:country="US" fo:font-weight="normal" style:font-name-asian="HG Mincho Light J" style:font-size-asian="24pt" style:language-asian="zxx" style:country-asian="none" style:font-weight-asian="normal" style:font-name-complex="Arial Unicode MS" style:font-size-complex="24pt" style:language-complex="zxx" style:country-complex="none" style:font-weight-complex="normal"/>
    </style:style>
    <style:style style:name="T1" style:family="text">
      <style:text-properties style:use-window-font-color="true" fo:font-size="12pt" fo:language="en" fo:country="US" style:font-name-asian="Bitstream Vera Sans" style:font-size-asian="12pt" style:language-asian="zxx" style:country-asian="none" style:font-name-complex="Lucidasans" style:font-size-complex="10pt" style:language-complex="zxx" style:country-complex="none"/>
    </style:style>
    <style:style style:name="T2" style:family="text">
      <style:text-properties style:use-window-font-color="true" fo:font-size="12pt" fo:language="en" fo:country="US" fo:font-weight="normal" style:font-name-asian="Bitstream Vera Sans" style:font-size-asian="12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T3" style:family="text">
      <style:text-properties style:use-window-font-color="true" fo:font-size="12pt" fo:language="en" fo:country="US" style:text-underline-style="solid" style:text-underline-width="auto" style:text-underline-color="font-color" fo:font-weight="normal" officeooo:rsid="00133d10" style:font-name-asian="Bitstream Vera Sans" style:font-size-asian="12pt" style:language-asian="zxx" style:country-asian="none" style:font-weight-asian="normal" style:font-name-complex="Lucidasans" style:font-size-complex="10pt" style:language-complex="zxx" style:country-complex="none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6e68"/>
    </style:style>
    <style:style style:name="T7" style:family="text">
      <style:text-properties officeooo:rsid="00156e25"/>
    </style:style>
    <style:style style:name="T8" style:family="text">
      <style:text-properties officeooo:rsid="001726eb"/>
    </style:style>
    <style:style style:name="T9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1">CS 441 Midterm Exam</text:h>
      <text:p text:style-name="Text_20_body"><text:span text:style-name="T2">0.) NAME: <text:s/></text:span><text:span text:style-name="T3">Parker Whaley</text:span><text:span text:style-name="T2"><text:line-break/>2015-03-03. Your answers should be yours alone, after consulting with any written or online reference material. <text:s/>References that substantially influence your answer should be cited. <text:s/>Do NOT consult with any living sources, including professors or fellow students, and not even via the Internet.</text:span></text:p>
      <text:p text:style-name="P2">——————</text:p>
      <text:p text:style-name="P6">1.) We've looked at a number of different parallelism technologies this semester. <text:s/>Give a brief (one sentence) definition of each, and give a brief (one sentence) summary of their primary advantages.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Technology ...</text:p>
          </table:table-cell>
          <table:table-cell table:style-name="Table1.A1" office:value-type="string">
            <text:p text:style-name="P14">... brief definition ...</text:p>
          </table:table-cell>
          <table:table-cell table:style-name="Table1.C1" office:value-type="string">
            <text:p text:style-name="P14">... advantages.</text:p>
          </table:table-cell>
        </table:table-row>
        <table:table-row table:style-name="Table1.1">
          <table:table-cell table:style-name="Table1.A2" office:value-type="string">
            <text:p text:style-name="P15">Circuit-level parallelism</text:p>
          </table:table-cell>
          <table:table-cell table:style-name="Table1.A2" office:value-type="string">
            <text:p text:style-name="P13">All parts of an electrical circuit can operate at the same time.</text:p>
          </table:table-cell>
          <table:table-cell table:style-name="Table1.C2" office:value-type="string">
            <text:p text:style-name="P13">A billion-transistor chip has up to billion-way parallelism.</text:p>
          </table:table-cell>
        </table:table-row>
        <table:table-row table:style-name="Table1.1">
          <table:table-cell table:style-name="Table1.A2" office:value-type="string">
            <text:p text:style-name="P13">Pipelining</text:p>
          </table:table-cell>
          <table:table-cell table:style-name="Table1.A2" office:value-type="string">
            <text:p text:style-name="P18">Each clock cycle we only execute a small part of each instruction, one instruction could take ~20 clock cycles to execute.</text:p>
          </table:table-cell>
          <table:table-cell table:style-name="Table1.C2" office:value-type="string">
            <text:p text:style-name="P18">It might take ~20 clock cycles to execute a instruction but ~20 instructions can be in different stages of the pipeline at the same time, also the clock can be (ideally, each of our segments takes the same amount of time) run ~20 times faster.</text:p>
          </table:table-cell>
        </table:table-row>
        <table:table-row table:style-name="Table1.1">
          <table:table-cell table:style-name="Table1.A2" office:value-type="string">
            <text:p text:style-name="P13">Superscalar</text:p>
          </table:table-cell>
          <table:table-cell table:style-name="Table1.A2" office:value-type="string">
            <text:p text:style-name="P18">Multiple instructions can be executed simultaneously <text:span text:style-name="T6">by the hardwhere extracting parallelism.</text:span></text:p>
          </table:table-cell>
          <table:table-cell table:style-name="Table1.C2" office:value-type="string">
            <text:p text:style-name="P19">No change in machine code necessary to us it looks like the hardwhere is just running faster do to it extracting the parallelism in our machine code.</text:p>
          </table:table-cell>
        </table:table-row>
        <table:table-row table:style-name="Table1.1">
          <table:table-cell table:style-name="Table1.A2" office:value-type="string">
            <text:p text:style-name="P13">SIMD (e.g., x86 SSE)</text:p>
          </table:table-cell>
          <table:table-cell table:style-name="Table1.A2" office:value-type="string">
            <text:p text:style-name="P19">One instruction can be executed on a lot of data simultaneously.</text:p>
          </table:table-cell>
          <table:table-cell table:style-name="Table1.C2" office:value-type="string">
            <text:p text:style-name="P19">“Increment these four integers” = one instruction = fast. <text:s/>Farley straightforward why this helps.</text:p>
          </table:table-cell>
        </table:table-row>
        <table:table-row table:style-name="Table1.1">
          <table:table-cell table:style-name="Table1.A2" office:value-type="string">
            <text:p text:style-name="P13">Multicore</text:p>
          </table:table-cell>
          <table:table-cell table:style-name="Table1.A2" office:value-type="string">
            <text:p text:style-name="P20">Multiple threads can be executed on different cores on the chip.</text:p>
          </table:table-cell>
          <table:table-cell table:style-name="Table1.C2" office:value-type="string">
            <text:p text:style-name="P20">Since we have multiple cores we don't need to do as many context switches, in other words each thread gets more time on a core to execute.</text:p>
          </table:table-cell>
        </table:table-row>
        <table:table-row table:style-name="Table1.1">
          <table:table-cell table:style-name="Table1.A2" office:value-type="string">
            <text:p text:style-name="P13">Hyper-Threading (SMT)</text:p>
          </table:table-cell>
          <table:table-cell table:style-name="Table1.A2" office:value-type="string">
            <text:p text:style-name="P20">With hyper-threading we make the pipeline look like multiple cores.</text:p>
          </table:table-cell>
          <table:table-cell table:style-name="Table1.C2" office:value-type="string">
            <text:p text:style-name="P20">We <text:span text:style-name="T7">now extract some of the parallelism instead of it being extracted by the hardwhere by making our code run on multiple virtual cores.</text:span></text:p>
          </table:table-cell>
        </table:table-row>
      </table:table>
      <text:p text:style-name="P3"/>
      <text:p text:style-name="P3">1.a.) Which of these technologies has the <text:span text:style-name="T5">least</text:span><text:span text:style-name="T4"> impact on programmers using it? <text:s/>Which has the </text:span><text:span text:style-name="T5">most</text:span><text:span text:style-name="T4"> impact? <text:s/>Why?</text:span></text:p>
      <text:p text:style-name="P9"/>
      <text:p text:style-name="P7">Superscaler requires the least thought simply put in the exact same code in <text:span text:style-name="T8">to the CPU and it executes faster. <text:s/>Since the CPU has curcits that extract parallelism we don't really need to think, we can help a little by making our code more friendly to superscaler basically try not to do sequential reads and writes on a single data member.</text:span></text:p>
      <text:p text:style-name="P8"/>
      <text:p text:style-name="P8"><text:soft-page-break/>I wo<text:span text:style-name="T9">uld say circuit-level parallelism is the hardest to use as it requires us to design FPGA code and actually design a curcit.</text:span></text:p>
      <text:p text:style-name="P3"/>
      <text:p text:style-name="P3">1.b.) Which of these technologies has the most “headroom”, or future potential performance improvement, in each of these application areas?</text:p>
      <text:p text:style-name="P3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4">Application Area</text:p>
          </table:table-cell>
          <table:table-cell table:style-name="Table2.B1" office:value-type="string">
            <text:p text:style-name="P14">Technology with the most headroom, and why</text:p>
          </table:table-cell>
        </table:table-row>
        <table:table-row table:style-name="Table2.1">
          <table:table-cell table:style-name="Table2.A2" office:value-type="string">
            <text:p text:style-name="P13">Desktop CPU</text:p>
          </table:table-cell>
          <table:table-cell table:style-name="Table2.B2" office:value-type="string">
            <text:p text:style-name="P21">Multicore, Hyperthreading -other than that desktops already take advantage of most improvements</text:p>
          </table:table-cell>
        </table:table-row>
        <table:table-row table:style-name="Table2.1">
          <table:table-cell table:style-name="Table2.A2" office:value-type="string">
            <text:p text:style-name="P13">Desktop GPU</text:p>
          </table:table-cell>
          <table:table-cell table:style-name="Table2.B2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3">Embedded Processor (e.g., Arduino)</text:p>
          </table:table-cell>
          <table:table-cell table:style-name="Table2.B2" office:value-type="string">
            <text:p text:style-name="P22">Circuit-level parallelism,Pipelining,SIMD</text:p>
          </table:table-cell>
        </table:table-row>
      </table:table>
      <text:p text:style-name="P3"/>
      <text:p text:style-name="P3"/>
      <text:p text:style-name="P10">I have a issue with this question, since we are dealing with physical chips we have a limited amount of die space. <text:s/>Thus if we add more abilities to the GPU we inevitably end up needing to reduce the number of cores or increase the die size, ether one is a issue. <text:s/>Basically almost everything ends up being a trade off, theres a reason why we have both CPUs and GPUs they are useful for different things.</text:p>
      <text:p text:style-name="P3"/>
      <text:p text:style-name="P3"/>
      <text:p text:style-name="P12">2.) Currently, we use electrons to communicate between nearby electrical components, but we use fiber optics for long range communication (for example, <text:a xlink:type="simple" xlink:href="https://en.wikipedia.org/wiki/Terabit_Ethernet" text:style-name="Internet_20_link" text:visited-style-name="Visited_20_Internet_20_Link"><text:span text:style-name="Internet_20_link">Terabit Ethernet</text:span></text:a> requires fiber optics, not copper). <text:s/><text:a xlink:type="simple" xlink:href="http://www.intel.com/content/www/us/en/research/intel-labs-silicon-photonics-research.html" text:style-name="Internet_20_link" text:visited-style-name="Visited_20_Internet_20_Link"><text:span text:style-name="Internet_20_link">Intel</text:span></text:a> has invested significant effort in <text:a xlink:type="simple" xlink:href="https://en.wikipedia.org/wiki/Silicon_photonics" text:style-name="Internet_20_link" text:visited-style-name="Visited_20_Internet_20_Link"><text:span text:style-name="Internet_20_link">silicon photonics</text:span></text:a> for future optical communication, even on chip. <text:s/>Please list the properties of photons for communication, as compared to conventional electrons.</text:p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4">Property ...</text:p>
          </table:table-cell>
          <table:table-cell table:style-name="Table3.A1" office:value-type="string">
            <text:p text:style-name="P14">... for electrons?</text:p>
          </table:table-cell>
          <table:table-cell table:style-name="Table3.C1" office:value-type="string">
            <text:p text:style-name="P14">... for photons?</text:p>
          </table:table-cell>
        </table:table-row>
        <table:table-row table:style-name="Table3.1">
          <table:table-cell table:style-name="Table3.A2" office:value-type="string">
            <text:p text:style-name="P13">Signal velocity</text:p>
          </table:table-cell>
          <table:table-cell table:style-name="Table3.A2" office:value-type="string">
            <text:p text:style-name="P13">Up to half the speed of light</text:p>
          </table:table-cell>
          <table:table-cell table:style-name="Table3.C2" office:value-type="string">
            <text:p text:style-name="P13">At the speed of light divided by optical density.</text:p>
          </table:table-cell>
        </table:table-row>
        <table:table-row table:style-name="Table3.1">
          <table:table-cell table:style-name="Table3.A2" office:value-type="string">
            <text:p text:style-name="P13">Interference</text:p>
          </table:table-cell>
          <table:table-cell table:style-name="Table3.A2" office:value-type="string">
            <text:p text:style-name="P13">Major issue for long wires (act as antenna)</text:p>
          </table:table-cell>
          <table:table-cell table:style-name="Table3.C2" office:value-type="string">
            <text:p text:style-name="P16">Photons carry no charge and thus do not radiate energy, theres no interference from nearby cables like we experience with electrons.</text:p>
          </table:table-cell>
        </table:table-row>
        <table:table-row table:style-name="Table3.1">
          <table:table-cell table:style-name="Table3.A2" office:value-type="string">
            <text:p text:style-name="P13">Amplification</text:p>
          </table:table-cell>
          <table:table-cell table:style-name="Table3.A2" office:value-type="string">
            <text:p text:style-name="P13">Easy, with transistor</text:p>
          </table:table-cell>
          <table:table-cell table:style-name="Table3.C2" office:value-type="string">
            <text:p text:style-name="P16">Easy on long fiber optic cables (like trans Atlantic) we use erbium to amplify the signal.</text:p>
          </table:table-cell>
        </table:table-row>
        <table:table-row table:style-name="Table3.1">
          <table:table-cell table:style-name="Table3.A2" office:value-type="string">
            <text:p text:style-name="P13">Leakage</text:p>
          </table:table-cell>
          <table:table-cell table:style-name="Table3.A2" office:value-type="string">
            <text:p text:style-name="P13">Due to <text:a xlink:type="simple" xlink:href="https://en.wikipedia.org/wiki/Leakage_(electronics)#In_semiconductors" text:style-name="Internet_20_link" text:visited-style-name="Visited_20_Internet_20_Link"><text:span text:style-name="Internet_20_link">quantum tunneling</text:span></text:a>, a significant problem</text:p>
          </table:table-cell>
          <table:table-cell table:style-name="Table3.C2" office:value-type="string">
            <text:p text:style-name="P16">Photons can still experience quantum tunneling, but this is a smaller effect in fiber optics.</text:p>
          </table:table-cell>
        </table:table-row>
      </table:table>
      <text:p text:style-name="P4"><text:s/></text:p>
      <text:p text:style-name="P3"/>
      <text:p text:style-name="P3">2.a.) A signal's transit time [seconds], is its path length [meters], divided by the signal velocity [meters/second]. <text:s/>What is the maximum clock rate could you reach with a core of diameter 1mm using optical communication? <text:s/></text:p>
      <text:p text:style-name="P3"/>
      <text:p text:style-name="P3"/>
      <text:p text:style-name="P11">Assuming the question to be how long it would take a signal to propagate across a circular 1mm chip. 1mm/c=3.3ps. <text:s/>Although we could get faster if we buffer transmission across the chip, pipeline cross chip communication.</text:p>
      <text:p text:style-name="P3"/>
      <text:p text:style-name="P12">3.) Both the CPU (e.g., C++11) and the GPU (e.g., CUDA) use “threads”, but on each platform this same term means something slightly different. <text:s text:c="2"/>For each property, write YES or NO, and briefly why this property does or does not apply.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4">Property ...</text:p>
          </table:table-cell>
          <table:table-cell table:style-name="Table4.A1" office:value-type="string">
            <text:p text:style-name="P14">... for CPU/C++11 threads?</text:p>
          </table:table-cell>
          <table:table-cell table:style-name="Table4.C1" office:value-type="string">
            <text:p text:style-name="P14">... for GPU/CUDA threads?</text:p>
          </table:table-cell>
        </table:table-row>
        <table:table-row table:style-name="Table4.1">
          <table:table-cell table:style-name="Table4.A2" office:value-type="string">
            <text:p text:style-name="P13">An atomic operation can be used to avoid a memory race condition.</text:p>
          </table:table-cell>
          <table:table-cell table:style-name="Table4.A2" office:value-type="string">
            <text:p text:style-name="P13">YES, std::atomic&lt;int&gt;.fetch_add</text:p>
          </table:table-cell>
          <table:table-cell table:style-name="Table4.C2" office:value-type="string">
            <text:p text:style-name="P13">YES, atomicSum</text:p>
          </table:table-cell>
        </table:table-row>
        <table:table-row table:style-name="Table4.1">
          <table:table-cell table:style-name="Table4.A2" office:value-type="string">
            <text:p text:style-name="P13">A lock (mutex) can be used to avoid a memory race condition.</text:p>
          </table:table-cell>
          <table:table-cell table:style-name="Table4.A2" office:value-type="string">
            <text:p text:style-name="P23">YES, std::mutex has lock and unlock</text:p>
          </table:table-cell>
          <table:table-cell table:style-name="Table4.C2" office:value-type="string">
            <text:p text:style-name="P23">NO, there is not a inherent ability to do this since we don't want to tie up all of the cores. <text:s/>However we could do this with a atomic swap if we really wanted to. <text:s/>Basically put a one in a variable each thread tries to atomic swap in a 0 the one that gets the one can execute (this is a bad idea but it can be done).</text:p>
          </table:table-cell>
        </table:table-row>
        <table:table-row table:style-name="Table4.1">
          <table:table-cell table:style-name="Table4.A2" office:value-type="string">
            <text:p text:style-name="P13">Memory accesses limit overall system performance more than arithmetic.</text:p>
          </table:table-cell>
          <table:table-cell table:style-name="Table4.A2" office:value-type="string">
            <text:p text:style-name="P24">YES, if we need to reach into memory it can take a long time (relative to a arithmetic operation) if it goes out to ram.</text:p>
          </table:table-cell>
          <table:table-cell table:style-name="Table4.C2" office:value-type="string">
            <text:p text:style-name="P24">Yes, if we have to access the shared memory between all of the blocks this can take a while, however if it is in this warp's local memory we can access it fast.</text:p>
          </table:table-cell>
        </table:table-row>
        <table:table-row table:style-name="Table4.1">
          <table:table-cell table:style-name="Table4.A2" office:value-type="string">
            <text:p text:style-name="P13">For performance, you should avoid situations where threads write to nearby memory.</text:p>
          </table:table-cell>
          <table:table-cell table:style-name="Table4.A2" office:value-type="string">
            <text:p text:style-name="P24">YES, since each core is significantly separated accessing nearby data safely requires that the cores talk to each other, this takes a lot of time.</text:p>
          </table:table-cell>
          <table:table-cell table:style-name="Table4.C2" office:value-type="string">
            <text:p text:style-name="P24">NO, in a block it is cheep to keep data accessible to all of the threads.</text:p>
          </table:table-cell>
        </table:table-row>
        <table:table-row table:style-name="Table4.1">
          <table:table-cell table:style-name="Table4.A2" office:value-type="string">
            <text:p text:style-name="P13">Adjacent threads branch together as one “warp”.</text:p>
          </table:table-cell>
          <table:table-cell table:style-name="Table4.A2" office:value-type="string">
            <text:p text:style-name="P24">NO, each thread is almost completely separate, they can all do different things at no cost.</text:p>
          </table:table-cell>
          <table:table-cell table:style-name="Table4.C2" office:value-type="string">
            <text:p text:style-name="P24">YES, threads are grouped into warps of 32 threads.</text:p>
          </table:table-cell>
        </table:table-row>
        <table:table-row table:style-name="Table4.1">
          <table:table-cell table:style-name="Table4.A2" office:value-type="string">
            <text:p text:style-name="P13">The problem must be (re)structured to allow parallel evaluation.</text:p>
          </table:table-cell>
          <table:table-cell table:style-name="Table4.A2" office:value-type="string">
            <text:p text:style-name="P24">NOT NECESSARILY, it can significantly help to let our code run a little in parallel but most code is not.</text:p>
          </table:table-cell>
          <table:table-cell table:style-name="Table4.C2" office:value-type="string">
            <text:p text:style-name="P24">YES, without huge parallelism the GPU is worthless compared to the CPU.</text:p>
          </table:table-cell>
        </table:table-row>
        <table:table-row table:style-name="Table4.1">
          <table:table-cell table:style-name="Table4.A2" office:value-type="string">
            <text:p text:style-name="P13">You can get good performance with 8 threads.</text:p>
          </table:table-cell>
          <table:table-cell table:style-name="Table4.A2" office:value-type="string">
            <text:p text:style-name="P24">YES, most home computers only have 8 cores</text:p>
          </table:table-cell>
          <table:table-cell table:style-name="Table4.C2" office:value-type="string">
            <text:p text:style-name="P24">NO, if you only have 8 fold parallelism might as well run this code on the CPU it would do far better.</text:p>
          </table:table-cell>
        </table:table-row>
        <table:table-row table:style-name="Table4.1">
          <table:table-cell table:style-name="Table4.A2" office:value-type="string">
            <text:p text:style-name="P13">You can get good performance with 800,000 threads.</text:p>
          </table:table-cell>
          <table:table-cell table:style-name="Table4.A2" office:value-type="string">
            <text:p text:style-name="P24">NO, you will be doing worse than you were with 8 threads due to the overhead of creating threads. <text:s/>Plus the OS will need to spend a lot of time doing context switches between all of these threads, a waste.</text:p>
          </table:table-cell>
          <table:table-cell table:style-name="Table4.C2" office:value-type="string">
            <text:p text:style-name="P24">YES, this is exactly what the GPU was designed for.</text:p>
          </table:table-cell>
        </table:table-row>
      </table:table>
      <text:p text:style-name="P3"/>
      <text:p text:style-name="P3"><text:soft-page-break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Lucidasans1" svg:font-family="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msmincho" style:font-pitch="variable"/>
    <style:font-face style:name="Lucidasans" svg:font-family="Lucidasans" style:font-pitch="variable"/>
    <style:font-face style:name="Mincho" svg:font-family="Mincho, msmincho" style:font-pitch="variable"/>
    <style:font-face style:name="Liberation Serif" svg:font-family="'Liberation Serif'" style:font-family-generic="roman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Bitstream Vera Sans" style:font-family-asian="'Bitstream Vera Sans'" style:font-pitch-asian="variable" style:font-size-asian="12pt" style:language-asian="zxx" style:country-asian="none" style:font-name-complex="Lucidasans" style:font-family-complex="Lucidasans" style:font-pitch-complex="variable" style:font-size-complex="10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ucidasans1" style:font-family-complex="Lucidasan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 style:font-family-complex="Lucidasans"/>
    </style:style>
    <style:style style:name="WW-Heading" style:family="paragraph" style:parent-style-name="Standard" style:next-style-name="Text_20_body">
      <style:paragraph-properties fo:margin-top="0.1665in" fo:margin-bottom="0.1965in" loext:contextual-spacing="false" fo:keep-with-next="always"/>
      <style:text-properties style:font-name="Albany" fo:font-family="Albany, Arial" style:font-family-generic="swiss" style:font-pitch="variable" fo:font-size="14pt" style:font-name-asian="HG Mincho Light J" style:font-family-asian="'HG Mincho Light J', msmincho" style:font-pitch-asian="variable" style:font-size-asian="14pt" style:font-name-complex="Arial Unicode MS" style:font-family-complex="'Arial Unicode MS'" style:font-family-generic-complex="swiss" style:font-pitch-complex="variable" style:font-size-complex="14pt"/>
    </style:style>
    <style:style style:name="Heading_20_1" style:display-name="Heading 1" style:family="paragraph" style:parent-style-name="WW-Heading" style:next-style-name="Text_20_body" style:default-outline-level="1" style:class="text">
      <style:paragraph-properties fo:margin-left="0in" fo:margin-right="0in" fo:margin-top="0in" fo:margin-bottom="0in" loext:contextual-spacing="false" fo:text-indent="0in" style:auto-text-indent="false"/>
      <style:text-properties style:font-name="Thorndale" fo:font-family="Thorndale, 'Times New Roman'" style:font-family-generic="roman" style:font-pitch="variable" fo:font-size="24pt" fo:font-weight="bold" style:font-name-asian="HG Mincho Light J" style:font-family-asian="'HG Mincho Light J', msmincho" style:font-pitch-asian="variable" style:font-size-asian="24pt" style:font-weight-asian="bold" style:font-name-complex="Arial Unicode MS" style:font-family-complex="'Arial Unicode MS'" style:font-family-generic-complex="swiss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WW-Caption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Heading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WW-Caption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Heading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WW-Caption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WW-Heading11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ncho" style:font-family-asian="Mincho, msmincho" style:font-pitch-asian="variable" style:font-size-asian="14pt" style:font-name-complex="Lucidasans" style:font-family-complex="Lucidasans" style:font-pitch-complex="variable" style:font-size-complex="14pt"/>
    </style:style>
    <style:style style:name="WW-Caption111" style:family="paragraph" style:parent-style-name="Standard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Lucidasans1" style:font-family-complex="Lucidasans" style:font-size-complex="10pt" style:font-style-complex="italic"/>
    </style:style>
    <style:style style:name="WW-Index111" style:family="paragraph" style:parent-style-name="Standard">
      <style:paragraph-properties text:number-lines="false" text:line-number="0"/>
      <style:text-properties style:font-name-complex="Lucidasans1" style:font-family-complex="Lucidasans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WW-Table_20_Contents" style:display-name="WW-Table Contents" style:family="paragraph" style:parent-style-name="Text_20_body">
      <style:paragraph-properties text:number-lines="false" text:line-number="0"/>
    </style:style>
    <style:style style:name="WW-Table_20_Contents1" style:display-name="WW-Table Contents1" style:family="paragraph" style:parent-style-name="Text_20_body">
      <style:paragraph-properties text:number-lines="false" text:line-number="0"/>
    </style:style>
    <style:style style:name="WW-Table_20_Contents11" style:display-name="WW-Table Contents11" style:family="paragraph" style:parent-style-name="Text_20_body">
      <style:paragraph-properties text:number-lines="false" text:line-number="0"/>
    </style:style>
    <style:style style:name="WW-Table_20_Contents111" style:display-name="WW-Table Contents111" style:family="paragraph" style:parent-style-name="Text_20_body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" style:display-name="WW-Table Heading" style:family="paragraph" style:parent-style-name="WW-Table_20_Contents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" style:display-name="WW-Table Heading1" style:family="paragraph" style:parent-style-name="WW-Table_20_Contents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" style:display-name="WW-Table Heading11" style:family="paragraph" style:parent-style-name="WW-Table_20_Contents11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Table_20_Heading111" style:display-name="WW-Table Heading111" style:family="paragraph" style:parent-style-name="WW-Table_20_Contents11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" style:display-name="WW-Preformatted Text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1" style:display-name="WW-Preformatted Text1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11" style:display-name="WW-Preformatted Text11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WW-Preformatted_20_Text111" style:display-name="WW-Preformatted Text111" style:family="paragraph" style:parent-style-name="Standard">
      <style:paragraph-properties fo:margin-top="0in" fo:margin-bottom="0in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 text:number-lines="false" text:line-number="0"/>
      <style:text-properties fo:font-size="6pt" style:font-size-asian="6pt" style:font-size-complex="6pt"/>
    </style:style>
    <style:style style:name="WW-Horizontal_20_Line" style:display-name="WW-Horizontal Line" style:family="paragraph" style:parent-style-name="Standard" style:next-style-name="Text_20_body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 text:number-lines="false" text:line-number="0"/>
      <style:text-properties fo:font-size="6pt" style:font-size-asian="6pt" style:font-size-complex="6pt"/>
    </style:style>
    <style:style style:name="WW-Horizontal_20_Line1" style:display-name="WW-Horizontal Line1" style:family="paragraph" style:parent-style-name="Standard" style:next-style-name="Text_20_body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 text:number-lines="false" text:line-number="0"/>
      <style:text-properties fo:font-size="6pt" style:font-size-asian="6pt" style:font-size-complex="6pt"/>
    </style:style>
    <style:style style:name="WW-Horizontal_20_Line11" style:display-name="WW-Horizontal Line11" style:family="paragraph" style:parent-style-name="Standard" style:next-style-name="Text_20_body">
      <style:paragraph-properties fo:margin-top="0in" fo:margin-bottom="0.1965in" loext:contextual-spacing="false" style:border-line-width-bottom="0.0047in 0.0047in 0.0047in" fo:padding="0in" fo:border-left="none" fo:border-right="none" fo:border-top="none" fo:border-bottom="1.05pt double #808080"/>
      <style:text-properties fo:font-size="6pt" style:font-size-asian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Numbering_20_Symbols" style:display-name="Numbering Symbols" style:family="text"/>
    <style:style style:name="WW-Numbering_20_Symbols" style:display-name="WW-Numbering Symbols" style:family="text"/>
    <style:style style:name="WW-Numbering_20_Symbols1" style:display-name="WW-Numbering Symbols1" style:family="text"/>
    <style:style style:name="WW-Numbering_20_Symbols11" style:display-name="WW-Numbering Symbols11" style:family="text"/>
    <style:style style:name="WW-Numbering_20_Symbols111" style:display-name="WW-Numbering Symbols111" style:family="text"/>
    <style:style style:name="Bullet_20_Symbols" style:display-name="Bullet Symbol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1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WW-Bullets111" style:family="text">
      <style:text-properties style:font-name="StarSymbol" fo:font-family="StarSymbol, 'Arial Unicode MS'" style:font-charset="x-symbol" fo:font-size="9pt" style:font-name-asian="StarSymbol" style:font-family-asian="StarSymbol, 'Arial Unicode MS'" style:font-charset-asian="x-symbol" style:font-size-asian="9pt" style:font-name-complex="StarSymbol" style:font-family-complex="StarSymbol, 'Arial Unicode MS'" style:font-charset-complex="x-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use-window-font-color="true" fo:font-size="12pt" fo:language="en" fo:country="US" style:font-name-asian="Bitstream Vera Sans" style:font-size-asian="12pt" style:language-asian="zxx" style:country-asian="none" style:font-name-complex="Lucidasans" style:font-size-complex="10pt" style:language-complex="zxx" style:country-complex="none"/>
    </style:style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361in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style:num-format="1" text:select-page="current">5</text:page-number></text:span><text:span text:style-name="MT1"> of </text:span><text:span text:style-name="MT1"><text:page-count style:num-format="1"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10-18T13:35:22</meta:creation-date>
    <dc:date>2016-03-11T19:43:11.530902215</dc:date>
    <meta:editing-cycles>69</meta:editing-cycles>
    <meta:editing-duration>P4DT5M58S</meta:editing-duration>
    <meta:generator>LibreOffice/5.0.5.2$Linux_X86_64 LibreOffice_project/00m0$Build-2</meta:generator>
    <meta:document-statistic meta:table-count="4" meta:image-count="0" meta:object-count="0" meta:page-count="5" meta:paragraph-count="85" meta:word-count="1227" meta:character-count="7215" meta:non-whitespace-character-count="6049"/>
    <meta:user-defined meta:name="Info 1"/>
    <meta:user-defined meta:name="Info 2"/>
    <meta:user-defined meta:name="Info 3"/>
    <meta:user-defined meta:name="Info 4"/>
  </office:meta>
</office:document-meta>
</file>